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1000000010996597658F2F2063.jpg" manifest:media-type="image/jpeg"/>
  <manifest:file-entry manifest:full-path="Pictures/100000000000001000000010F94F0090F06A2529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/>
    </style:style>
    <style:style style:name="P2" style:family="paragraph" style:parent-style-name="Text_20_body" style:list-style-name="L1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/>
    </style:style>
    <style:style style:name="P3" style:family="paragraph" style:parent-style-name="Text_20_body" style:list-style-name="L1">
      <style:paragraph-properties fo:margin-left="0in" fo:margin-right="0in" fo:margin-top="0in" fo:margin-bottom="0.1043in" loext:contextual-spacing="false" fo:orphans="2" fo:widows="2" fo:text-indent="0in" style:auto-text-indent="false"/>
    </style:style>
    <style:style style:name="P4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333333" style:font-name="Open Sans" fo:font-size="10.5pt" fo:letter-spacing="normal" fo:font-style="normal" fo:font-weight="normal"/>
    </style:style>
    <style:style style:name="P5" style:family="paragraph" style:parent-style-name="Text_20_body" style:list-style-name="L2">
      <style:paragraph-properties fo:margin-top="0in" fo:margin-bottom="0.1043in" loext:contextual-spacing="false" fo:orphans="2" fo:widows="2"/>
      <style:text-properties fo:font-variant="normal" fo:text-transform="none" fo:color="#333333" style:font-name="Open Sans" fo:font-size="10.5pt" fo:letter-spacing="normal" fo:font-style="normal" fo:font-weight="normal"/>
    </style:style>
    <style:style style:name="P6" style:family="paragraph" style:parent-style-name="Text_20_body" style:list-style-name="L2">
      <style:paragraph-properties fo:margin-top="0in" fo:margin-bottom="0.1043in" loext:contextual-spacing="false" fo:orphans="2" fo:widows="2"/>
    </style:style>
    <style:style style:name="P7" style:family="paragraph" style:parent-style-name="Text_20_body" style:list-style-name="L3">
      <style:paragraph-properties fo:margin-top="0in" fo:margin-bottom="0.1043in" loext:contextual-spacing="false" fo:orphans="2" fo:widows="2"/>
    </style:style>
    <style:style style:name="P8" style:family="paragraph" style:parent-style-name="Horizontal_20_Line">
      <style:paragraph-properties fo:margin-left="0.1673in" fo:margin-right="0.1673in" fo:text-indent="0in" style:auto-text-indent="false"/>
    </style:style>
    <style:style style:name="P9" style:family="paragraph" style:parent-style-name="Heading_20_3">
      <style:text-properties fo:font-variant="normal" fo:text-transform="none" fo:color="#333333" style:font-name="Open Sans" fo:font-size="18pt" fo:letter-spacing="normal" fo:font-style="normal" fo:font-weight="bold"/>
    </style:style>
    <style:style style:name="P10" style:family="paragraph" style:parent-style-name="Heading_20_3">
      <style:paragraph-properties fo:margin-left="0in" fo:margin-right="0in" fo:margin-top="0.2083in" fo:margin-bottom="0.1043in" loext:contextual-spacing="false" fo:line-height="110%" fo:orphans="2" fo:widows="2" fo:text-indent="0in" style:auto-text-indent="false"/>
      <style:text-properties fo:font-variant="normal" fo:text-transform="none" fo:color="#333333" style:font-name="Open Sans" fo:font-size="18pt" fo:letter-spacing="normal" fo:font-style="normal" fo:font-weight="bold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T3" style:family="text">
      <style:text-properties fo:font-variant="normal" fo:text-transform="none" fo:color="#333333" style:font-name="Open Sans" fo:font-size="10.5pt" fo:letter-spacing="normal" fo:font-style="normal" fo:font-weight="normal"/>
    </style:style>
    <style:style style:name="T4" style:family="text">
      <style:text-properties fo:font-variant="normal" fo:text-transform="none" fo:color="#333333" style:font-name="Open Sans" fo:font-size="10.5pt" fo:letter-spacing="normal" fo:font-style="normal" fo:font-weight="bold"/>
    </style:style>
    <style:style style:name="T5" style:family="text">
      <style:text-properties fo:font-variant="normal" fo:text-transform="none" fo:color="#303745" style:font-name="Open 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Obsah bakalárskej práce</text:h>
      <text:p text:style-name="P1"><text:span text:style-name="T1">Záverečná správa</text:span> (= finálny dokument bakalárskej práce) musí mať rozsah minimálne 20 normovaných strán (60 znakov na riadok, 30 riadkov na stranu). Toto platí pre hlavný obsah, teda obsah bez príloh a technickej dokumentácie.</text:p>
      <text:p text:style-name="P1">Záverečná správa o riešení bakalárskeho projektu by mala obsahovať súčasti uvedené nižšie. Presné pokynu sú súčasťou zadania bakalárskeho projektu, konzultujte s vedúcim bakalárskeho projektu.</text:p>
      <text:p text:style-name="P1">Obsahové (aj formálne) požiadavky na <text:span text:style-name="T1">priebežnú správu</text:span> k riešeniu bakalárskeho projektu odovzdávané v rámci BP I sú stanovené rovnako po konzultácii s vedúcim bakalárskeho projektu a spravidla sú podmnožinou požiadaviek na záverečnú správu).</text:p>
      <text:list xml:id="list3744851331" text:style-name="L1">
        <text:list-item>
          <text:p text:style-name="P2"><text:span text:style-name="T2">Anotácia v slovenskom a anglickom jazyku</text:span><text:line-break/>Stručná charakteristika zadania bakalárskeho projektu ale predovšetkým výsledkov bakalárskeho projektu v slovenskom a anglickom jazyku každá v rozsahu max. 1 strany A4 (hlavička + cca 150-200 slov).</text:p>
          <text:p text:style-name="P3"><text:span text:style-name="T3">Anotácia musí obsahovať všetky časti uvedené v </text:span><text:a xlink:type="simple" xlink:href="https://www.fiit.stuba.sk/buxus/docs/organizacia_studia/pokyny/ZP-clenenie-pokyny.pdf" text:style-name="Internet_20_link" text:visited-style-name="Visited_20_Internet_20_Link"><text:span text:style-name="T5">pokynoch </text:span></text:a><text:span text:style-name="T5"><draw:a xlink:type="simple" xlink:href="https://www.fiit.stuba.sk/buxus/docs/organizacia_studia/pokyny/ZP-clenenie-pokyny.pdf"><draw:frame draw:style-name="fr1" draw:name="Image1" text:anchor-type="as-char" svg:width="0.1563in" svg:height="0.1665in" draw:z-index="0"><draw:image xlink:href="Pictures/100000000000001000000010F94F0090F06A2529.jpg" xlink:type="simple" xlink:show="embed" xlink:actuate="onLoad"/></draw:frame></draw:a></text:span><text:bookmark text:name="img_0"/><text:span text:style-name="T3"> k členeniu bakalárskej práce.</text:span></text:p>
        </text:list-item>
        <text:list-item>
          <text:p text:style-name="P2"><text:span text:style-name="T2">Analýza problému</text:span><text:line-break/>Táto časť bakalárskeho projektu má:</text:p>
          <text:list>
            <text:list-item>
              <text:p text:style-name="P4">poskytovať obraz o stave riešenia daného problému známeho z preštudovanej literatúry (nielen informácie z prednášok, prípadne skrípt a katalógov),</text:p>
            </text:list-item>
            <text:list-item>
              <text:p text:style-name="P4">porovnanie podobných riešení, ich kategorizáciu s uvedením charakteristických atribútov atď., podľa charakteru bakalárskeho projektu</text:p>
            </text:list-item>
            <text:list-item>
              <text:p text:style-name="P4">zdôvodnenie voľby spôsobu riešenia a stručný opis celkového spôsobu riešenia (napr. v opise sa treba sústrediť na prípadné modifikácie použitých štandardných metodík a ich zdôvodnenie z hľadiska splnenia cieľov projektu)</text:p>
            </text:list-item>
          </text:list>
        </text:list-item>
        <text:list-item>
          <text:p text:style-name="P2"><text:span text:style-name="T2">Opis riešenia</text:span><text:line-break/>Táto časť bakalárskeho projektu obsahuje opis výsledkov riešenia jednotlivých etáp projektu. V prípade, že záverečný projekt nerieši všetky etapy, malo by byť v príslušnej časti uvedené kto, resp. kde sa príslušná etapa rieši/riešila/bude riešiť.<text:line-break/>Typické etapy riešenia pri tvorbe softvérového systému:</text:p>
          <text:list>
            <text:list-item>
              <text:p text:style-name="P4">špecifikácia požiadaviek</text:p>
            </text:list-item>
            <text:list-item>
              <text:p text:style-name="P4">návrh</text:p>
            </text:list-item>
            <text:list-item>
              <text:p text:style-name="P4">implementácia (ak to zadanie požaduje)</text:p>
            </text:list-item>
            <text:list-item>
              <text:p text:style-name="P4">overenie riešenia</text:p>
            </text:list-item>
          </text:list>
          <text:p text:style-name="P2">Podľa možností treba vychádzať zo známych prístupov (napr. pri softvérových projektoch štruktúrovaný alebo objektovo orientovaný prístup) a techník (napr. blokové schémy, vývojové diagramy, UML, entito-relačné diagramy atď.). Táto časť práce závisí od konkrétneho zadania. <text:line-break/>Je dôležité prezentovať návrhové rozhodnutia, alternatívy, ktoré sa zvažovali pri riešení a <text:soft-page-break/>samotný návrh riešenia zadaného problému. Štruktúrovanie textu tejto časti DP by malo vychádzať zo zadanej úlohy, ktorá sa rieši. Najmä v tejto časti študent preukazuje tvorivý prístup k riešeniu problémov a kritické myslenie.</text:p>
        </text:list-item>
        <text:list-item>
          <text:p text:style-name="P2"><text:span text:style-name="T2">Zhodnotenie</text:span><text:line-break/>Hlavné výsledky práce, prípadne porovnanie s inými prístupmi, možné smery ďalšieho rozvíjania.<text:line-break/>Tu sa musí presne špecifikovať, čo je pôvodné a čo riešiteľ prebral.</text:p>
        </text:list-item>
        <text:list-item>
          <text:p text:style-name="P2"><text:span text:style-name="T2">Technická dokumentácia</text:span><text:line-break/>Obsah technickej dokumentácie závisí od povahy riešeného problému. Uvádza sa technická dokumentácia k systému (počítačový, softvérový), ktorý bol vytvorený v rámci riešenia projektu (ak sa toto v zadaní požadovalo). Samotný obsah a rozsah závisí aj od účelu vytvoreného systému (produkt, experimentovanie a pod.) <text:line-break/>V prípade softvérového systému technická dokumentácia spravidla obsahuje časti v náväznosti na etapy tvorby softvérového systému:</text:p>
          <text:list>
            <text:list-item>
              <text:p text:style-name="P4">dokumentáciu k etape špecifikácie požiadaviek</text:p>
            </text:list-item>
            <text:list-item>
              <text:p text:style-name="P4">dokumentáciu k etape návrhu projektu</text:p>
            </text:list-item>
            <text:list-item>
              <text:p text:style-name="P4">dokumentáciu k implementácii</text:p>
            </text:list-item>
            <text:list-item>
              <text:p text:style-name="P4">v prípade, že súčasťou riešenia sú programy, dokumentáciu k implementácii tvoria zdrojové texty programov</text:p>
            </text:list-item>
            <text:list-item>
              <text:p text:style-name="P4">v prípade, že súčasťou riešenia je návrh zariadenia, dokumentáciu k implementácii tvorí technická dokumentácia (schémy zapojenia, návrh dosiek plošných spojov, schémy rozmiestnenia súčiastok, zoznam použitých súčiastok, opis konektorov atď.)</text:p>
            </text:list-item>
            <text:list-item>
              <text:p text:style-name="P4">dokumentáciu k overeniu riešenia</text:p>
            </text:list-item>
            <text:list-item>
              <text:p text:style-name="P4">dokumentáciu k používaniu a údržbe (návody na použitie a údržbu projektu)</text:p>
            </text:list-item>
          </text:list>
        </text:list-item>
        <text:list-item>
          <text:p text:style-name="P3"><text:span text:style-name="T4">Zoznam použitej literatúry</text:span><text:span text:style-name="T3"><text:line-break/>Zoznam použitej literatúry musí obsahovať všetky náležitosti, tak ako uvádza norma </text:span><text:a xlink:type="simple" xlink:href="https://www.fiit.stuba.sk/sk/studium-majo-xx/akademicka-bezuhonnost-plagiarizmus/vzory-bibliografickych-odkazov-a-citacii.html?page_id=4972" text:style-name="Internet_20_link" text:visited-style-name="Visited_20_Internet_20_Link"><text:span text:style-name="T5">STN ISO 690</text:span></text:a><text:span text:style-name="T3">. V texte bakalárskeho projektu sa musia nachádzať odvolávky na každú citovanú literatúru.</text:span></text:p>
        </text:list-item>
        <text:list-item>
          <text:p text:style-name="P2"><text:span text:style-name="T2">Elektronické médium obsahujúce vytvorený produkt spolu s dokumentáciou a anotáciou</text:span><text:line-break/>Na médiu musia byť súbory v zhode so zadaním bakalárskeho projektu a samotný text bakalárskeho projektu. Treba, aby elektronické médium obsahovalo informáciu o obsahu (zoznam adresárov, súborov a ich účel) v prehľadnej forme.</text:p>
        </text:list-item>
        <text:list-item>
          <text:p text:style-name="P2"><text:span text:style-name="T2">Plán práce na riešení projektu</text:span><text:line-break/>Práca musí obsahovať prílohu s plánom prác počas riešenia projektu a vyjadrením študenta k jeho plneniu.</text:p>
        </text:list-item>
      </text:list>
      <text:p text:style-name="P1">Bakalárska práca môže byť napísaná aj v anglickom jazyku. V takom prípade:</text:p>
      <text:list xml:id="list1037904205" text:style-name="L2">
        <text:list-item>
          <text:p text:style-name="P6"><text:span text:style-name="T3">Musíte si podať žiadosť na študijné oddelenie fakulty o súhlas (formulár </text:span><text:a xlink:type="simple" xlink:href="https://www.fiit.stuba.sk/docs/Studium/tlaciva/ziadost-v12.docx" text:style-name="Internet_20_link" text:visited-style-name="Visited_20_Internet_20_Link"><text:span text:style-name="T5">Všeobecná žiadosť </text:span></text:a><text:span text:style-name="T5"><draw:a xlink:type="simple" xlink:href="https://www.fiit.stuba.sk/docs/Studium/tlaciva/ziadost-v12.docx"><draw:frame draw:style-name="fr1" draw:name="Image2" text:anchor-type="as-char" svg:width="0.1563in" svg:height="0.1665in" draw:z-index="1"><draw:image xlink:href="Pictures/100000000000001000000010996597658F2F2063.jpg" xlink:type="simple" xlink:show="embed" xlink:actuate="onLoad"/></draw:frame></draw:a></text:span><text:bookmark text:name="img_01"/><text:span text:style-name="T3">) čo najskôr, najneskôr dva týždne pred termínom odovzdania práce.</text:span></text:p>
        </text:list-item>
        <text:list-item>
          <text:p text:style-name="P5"><text:soft-page-break/><text:span text:style-name="T2">Každá práca odovzdaná v anglickom jazyku musí obsahovať resumé v slovenskom jazyku</text:span> v rozsahu spravidla 10 % rozsahu záverečnej práce. Resumé je v práci uvedené ako posledná časť dokumentu.</text:p>
        </text:list-item>
        <text:list-item>
          <text:p text:style-name="P5">Text na obale práce, ako aj text na titulnom liste, uvediete v anglickom jazyku.</text:p>
        </text:list-item>
      </text:list>
      <text:p text:style-name="P8"/>
      <text:h text:style-name="P10" text:outline-level="3"><text:bookmark text:name="forma"/>Forma bakalárskej práce</text:h>
      <text:p text:style-name="P1">Formálne náležitosti bakalárskej práce sú uvedené v nasledujúcich dokumentoch:</text:p>
      <text:list xml:id="list3876568815" text:style-name="L3">
        <text:list-item>
          <text:p text:style-name="P7"><text:span text:style-name="T3">členenie a radenie bakalárskej práce: </text:span><text:a xlink:type="simple" xlink:href="https://www.fiit.stuba.sk/buxus/docs/organizacia_studia/pokyny/ZP-clenenie-pokyny.pdf" text:style-name="Internet_20_link" text:visited-style-name="Visited_20_Internet_20_Link"><text:span text:style-name="T5">pokyny </text:span></text:a><text:span text:style-name="T5"><draw:a xlink:type="simple" xlink:href="https://www.fiit.stuba.sk/buxus/docs/organizacia_studia/pokyny/ZP-clenenie-pokyny.pdf"><draw:frame draw:style-name="fr1" draw:name="Image3" text:anchor-type="as-char" svg:width="0.1563in" svg:height="0.1665in" draw:z-index="2"><draw:image xlink:href="Pictures/100000000000001000000010F94F0090F06A2529.jpg" xlink:type="simple" xlink:show="embed" xlink:actuate="onLoad"/></draw:frame></draw:a></text:span><text:bookmark text:name="img_02"/><text:span text:style-name="T3"> - základné formálne náležitosti, členenie práce, opis a vysvetlenie jednotlivých súčastí; týka sa všetkých správ o riešení bakalárskeho projektu (priebežnej aj záverečnej)</text:span></text:p>
        </text:list-item>
        <text:list-item>
          <text:p text:style-name="P7"><text:span text:style-name="T3">obal bakalárskej práce: </text:span><text:a xlink:type="simple" xlink:href="https://www.fiit.stuba.sk/buxus/docs/organizacia_studia/pokyny/ZP-obal-pokyny.pdf" text:style-name="Internet_20_link" text:visited-style-name="Visited_20_Internet_20_Link"><text:span text:style-name="T5">pokyny </text:span></text:a><text:span text:style-name="T5"><draw:a xlink:type="simple" xlink:href="https://www.fiit.stuba.sk/buxus/docs/organizacia_studia/pokyny/ZP-obal-pokyny.pdf"><draw:frame draw:style-name="fr1" draw:name="Image4" text:anchor-type="as-char" svg:width="0.1563in" svg:height="0.1665in" draw:z-index="3"><draw:image xlink:href="Pictures/100000000000001000000010F94F0090F06A2529.jpg" xlink:type="simple" xlink:show="embed" xlink:actuate="onLoad"/></draw:frame></draw:a></text:span><text:bookmark text:name="img_04"/><text:span text:style-name="T3"> a </text:span><text:a xlink:type="simple" xlink:href="https://www.fiit.stuba.sk/buxus/docs/organizacia_studia/pokyny/ZP-obal-priklad.pdf" text:style-name="Internet_20_link" text:visited-style-name="Visited_20_Internet_20_Link"><text:span text:style-name="T5">príklad </text:span></text:a><text:span text:style-name="T5"><draw:a xlink:type="simple" xlink:href="https://www.fiit.stuba.sk/buxus/docs/organizacia_studia/pokyny/ZP-obal-priklad.pdf"><draw:frame draw:style-name="fr1" draw:name="Image5" text:anchor-type="as-char" svg:width="0.1563in" svg:height="0.1665in" draw:z-index="4"><draw:image xlink:href="Pictures/100000000000001000000010F94F0090F06A2529.jpg" xlink:type="simple" xlink:show="embed" xlink:actuate="onLoad"/></draw:frame></draw:a></text:span><text:bookmark text:name="img_03"/><text:span text:style-name="T3"> - relevantné len pri záverečnej správe (finálnej bakalárskej práci), slúži ako podklad do kníhviazačstva pre zostrojenie tvrdých dosiek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1T21:13:47.284957574</meta:creation-date>
    <meta:generator>LibreOffice/5.3.6.1$Linux_X86_64 LibreOffice_project/30$Build-1</meta:generator>
    <dc:date>2018-08-11T21:15:20.299797726</dc:date>
    <meta:editing-duration>PT1M34S</meta:editing-duration>
    <meta:editing-cycles>1</meta:editing-cycles>
    <meta:document-statistic meta:table-count="0" meta:image-count="5" meta:object-count="0" meta:page-count="3" meta:paragraph-count="36" meta:word-count="760" meta:character-count="5432" meta:non-whitespace-character-count="4729"/>
  </office:meta>
</office:document-meta>
</file>